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704" officeooo:paragraph-rsid="001a8704"/>
    </style:style>
    <style:style style:name="P2" style:family="paragraph" style:parent-style-name="Standard">
      <style:text-properties officeooo:rsid="001a8704" officeooo:paragraph-rsid="001b7cbe"/>
    </style:style>
    <style:style style:name="P3" style:family="paragraph" style:parent-style-name="Standard">
      <style:text-properties officeooo:rsid="001a8704" officeooo:paragraph-rsid="001cae8d"/>
    </style:style>
    <style:style style:name="P4" style:family="paragraph" style:parent-style-name="Standard">
      <style:text-properties officeooo:rsid="001cae8d" officeooo:paragraph-rsid="001cae8d"/>
    </style:style>
    <style:style style:name="P5" style:family="paragraph" style:parent-style-name="Standard">
      <style:text-properties officeooo:rsid="001b7cbe" officeooo:paragraph-rsid="001b7cbe"/>
    </style:style>
    <style:style style:name="P6" style:family="paragraph" style:parent-style-name="Standard">
      <style:text-properties officeooo:rsid="001cae8d" officeooo:paragraph-rsid="001cae8d"/>
    </style:style>
    <style:style style:name="P7" style:family="paragraph" style:parent-style-name="Standard">
      <style:text-properties officeooo:rsid="001a8704" officeooo:paragraph-rsid="001a8704"/>
    </style:style>
    <style:style style:name="P8" style:family="paragraph" style:parent-style-name="Standard">
      <style:text-properties officeooo:rsid="001d4029" officeooo:paragraph-rsid="001d4029"/>
    </style:style>
    <style:style style:name="P9" style:family="paragraph" style:parent-style-name="Standard">
      <style:text-properties officeooo:rsid="001d6d52" officeooo:paragraph-rsid="001d6d52"/>
    </style:style>
    <style:style style:name="P10" style:family="paragraph" style:parent-style-name="Standard">
      <style:text-properties officeooo:rsid="001e1468" officeooo:paragraph-rsid="001e1468"/>
    </style:style>
    <style:style style:name="P11" style:family="paragraph" style:parent-style-name="Standard">
      <style:text-properties officeooo:rsid="001e412f" officeooo:paragraph-rsid="001e412f"/>
    </style:style>
    <style:style style:name="P12" style:family="paragraph" style:parent-style-name="Standard">
      <style:text-properties officeooo:rsid="001f0a48" officeooo:paragraph-rsid="001f0a48"/>
    </style:style>
    <style:style style:name="P13" style:family="paragraph" style:parent-style-name="Standard">
      <style:text-properties officeooo:rsid="0020f19b" officeooo:paragraph-rsid="0020f19b"/>
    </style:style>
    <style:style style:name="P14" style:family="paragraph" style:parent-style-name="Standard">
      <style:text-properties officeooo:rsid="0021fec8" officeooo:paragraph-rsid="0021fec8"/>
    </style:style>
    <style:style style:name="T1" style:family="text">
      <style:text-properties officeooo:rsid="001b7cbe"/>
    </style:style>
    <style:style style:name="T2" style:family="text">
      <style:text-properties officeooo:rsid="001cae8d"/>
    </style:style>
    <style:style style:name="T3" style:family="text">
      <style:text-properties officeooo:rsid="001d4029"/>
    </style:style>
    <style:style style:name="T4" style:family="text">
      <style:text-properties officeooo:rsid="001d6d52"/>
    </style:style>
    <style:style style:name="T5" style:family="text">
      <style:text-properties officeooo:rsid="001e1468"/>
    </style:style>
    <style:style style:name="T6" style:family="text">
      <style:text-properties officeooo:rsid="001f0a48"/>
    </style:style>
    <style:style style:name="T7" style:family="text">
      <style:text-properties officeooo:rsid="0020f19b"/>
    </style:style>
    <style:style style:name="T8" style:family="text">
      <style:text-properties officeooo:rsid="0021fe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A 1 :</text:p>
      <text:p text:style-name="P1"/>
      <text:p text:style-name="P1">Título: O começo</text:p>
      <text:p text:style-name="P1"/>
      <text:p text:style-name="P1">Descrição: Você acordou <text:span text:style-name="T2">em um local com bastante ARVORES ao redor e</text:span> em seu lado só <text:span text:style-name="T1">há</text:span> destroços de um <text:span text:style-name="T3">AVIAO.</text:span> </text:p>
      <text:p text:style-name="P1"/>
      <text:p text:style-name="P1">Interação: <text:tab/><text:span text:style-name="T1">I</text:span>nspecionar <text:span text:style-name="T1">avião.</text:span></text:p>
      <text:p text:style-name="P2"><text:tab/><text:tab/><text:span text:style-name="T2">Subir em árvore.</text:span></text:p>
      <text:p text:style-name="P2"/>
      <text:p text:style-name="P5">CENA 2:</text:p>
      <text:p text:style-name="P2"/>
      <text:p text:style-name="P5">T<text:span text:style-name="T3">í</text:span>tulo: <text:span text:style-name="T3">Inspecionando </text:span>Avi<text:span text:style-name="T3">ã</text:span>o </text:p>
      <text:p text:style-name="P5"/>
      <text:p text:style-name="P9">Descrição: Você se aproxima dos destroços do avião, parece que não há ninguém vivo além de você. Você também encontra um <text:span text:style-name="T5">SINALIZADOR</text:span>.</text:p>
      <text:p text:style-name="P8"/>
      <text:p text:style-name="P8"><text:span text:style-name="T4">Interaçao: get FACA</text:span> <text:span text:style-name="T1"><text:s/></text:span></text:p>
      <text:p text:style-name="P3"/>
      <text:p text:style-name="P4">CENA 3:</text:p>
      <text:p text:style-name="P4"/>
      <text:p text:style-name="P4">Titulo: Árvore</text:p>
      <text:p text:style-name="P4"/>
      <text:p text:style-name="P4">Voce consegue ver o mar há alguns metros de distancia. Este lugar parece se tratar de uma ilha deserta. <text:span text:style-name="T5">Acidentalmente o galho onde você estava apoiado quebrou e você caiu no chão e quebrou as duas pernas. Ficando impossibilitado de andar, você fica ali durante dias e morre de fome. GAME OVER. Parabéns.</text:span></text:p>
      <text:p text:style-name="P4"/>
      <text:p text:style-name="P10">CENA 4: </text:p>
      <text:p text:style-name="P10"/>
      <text:p text:style-name="P10">Titulo: GALHOS E PEDRAS</text:p>
      <text:p text:style-name="P10"/>
      <text:p text:style-name="P10">Descrição: Voce volta do avião e percebe que está anoitecendo. É necessário fazer uma fogueira antes que a noite chege. Você olha pro chão e só ve GALHOS secos <text:s/>e algumas PEDRAS.</text:p>
      <text:p text:style-name="P10"/>
      <text:p text:style-name="P10">Interaçao: get PEDRAS, get GALHOS.</text:p>
      <text:p text:style-name="P1"/>
      <text:p text:style-name="P1"><text:tab/><text:tab/><text:span text:style-name="T5">Use PEDRAS with GALHOS</text:span></text:p>
      <text:p text:style-name="P1"/>
      <text:p text:style-name="P10">CENA 5: </text:p>
      <text:p text:style-name="P10"/>
      <text:p text:style-name="P10">titluo: Fogueira</text:p>
      <text:p text:style-name="P10"/>
      <text:p text:style-name="P11">você consegue produzir faiscas com suas Pedras e Galhos . Consequentemente você conseguiu produzir uma fogueira com essas faiscas. Embora esteja tudo muito agradavel você começa a sentir fome <text:span text:style-name="T6">e SONO</text:span> ,ao seu redor existe plantas <text:span text:style-name="T6">que se parecem com COGUMELOS,.</text:span></text:p>
      <text:p text:style-name="P11"/>
      <text:p text:style-name="P12">Interação : use sono</text:p>
      <text:p text:style-name="P12"><text:tab/>use cogumelo</text:p>
      <text:p text:style-name="P12"/>
      <text:p text:style-name="P12">cena 6 :</text:p>
      <text:p text:style-name="P12">titulo : 2 dia</text:p>
      <text:p text:style-name="P12"><text:soft-page-break/>você dormiu e ac<text:span text:style-name="T7">ordou com alguns barulhos de MACACOS e necessita urgentemente de uma fonte de alimento.</text:span></text:p>
      <text:p text:style-name="P12"/>
      <text:p text:style-name="P13">Interação : use sinalizador with macaco </text:p>
      <text:p text:style-name="P12"/>
      <text:p text:style-name="P13">cena 7 </text:p>
      <text:p text:style-name="P13"/>
      <text:p text:style-name="P13">Infelizmente você comeu um cogumelo da um cogumelo da especie Amanita phalloides , e alguns minutos após você veio a obito. FIM</text:p>
      <text:p text:style-name="P13"/>
      <text:p text:style-name="P13">cena 8 : Você conseguiu acertar um macaco com o seu sinalizador , e sua FOGUEIRA está quase se apagando .</text:p>
      <text:p text:style-name="P13"/>
      <text:p text:style-name="P13">Interação use macaco with fogueira</text:p>
      <text:p text:style-name="P13"/>
      <text:p text:style-name="P13">cena 9 : você conseguiu uma fonte de alimento segura , e a degustou . <text:span text:style-name="T8">Você começa a ouvir barulhos semelhantes a de um helicóptero e possui apenas 1 recarga para seu SINALIZADOR</text:span></text:p>
      <text:p text:style-name="P13"/>
      <text:p text:style-name="P14">interação : USE SINALIZADOR</text:p>
      <text:p text:style-name="P14"/>
      <text:p text:style-name="P14">cena 10 : você conseguiu alertar o piloto que sobrevoava a area , Ele por sua vez Laça uma CORDA para você subir a bordo.</text:p>
      <text:p text:style-name="P14"/>
      <text:p text:style-name="P14">Interação USE CORDA</text:p>
      <text:p text:style-name="P14"/>
      <text:p text:style-name="P14">cena 11 : você adquiriu alguns ferimentos em toda essa aventura e precisa de cuidados médicos então o piloto avisa sua posição no radio para verificação do local <text:s/>e o leva para a cidade mais próxima ! PRONTO VOCE COMPLETOU O DESAFIO DA FLORESTA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40:17.765000000</meta:creation-date>
    <dc:date>2018-04-03T19:45:30.495000000</dc:date>
    <meta:editing-duration>PT12M35S</meta:editing-duration>
    <meta:editing-cycles>3</meta:editing-cycles>
    <meta:generator>LibreOffice/5.3.1.2$Windows_x86 LibreOffice_project/e80a0e0fd1875e1696614d24c32df0f95f03deb2</meta:generator>
    <meta:document-statistic meta:table-count="0" meta:image-count="0" meta:object-count="0" meta:page-count="2" meta:paragraph-count="35" meta:word-count="408" meta:character-count="2305" meta:non-whitespace-character-count="1916"/>
  </office:meta>
</office:document-meta>
</file>